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-BoldMT" svg:font-family="Arial-BoldMT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/>
    </style:style>
    <style:style style:name="P2" style:family="paragraph" style:parent-style-name="Listenabsatz">
      <style:paragraph-properties fo:margin-left="3.81cm" fo:margin-right="0cm" fo:text-indent="0cm" style:auto-text-indent="false">
        <style:tab-stops/>
      </style:paragraph-properties>
    </style:style>
    <style:style style:name="P3" style:family="paragraph" style:parent-style-name="Standard" style:master-page-name="MP0">
      <style:paragraph-properties style:page-number="auto" fo:break-before="page"/>
      <style:text-properties fo:font-size="20pt" fo:font-weight="bold" style:font-size-asian="20pt" style:font-weight-asian="bold" style:font-size-complex="20pt"/>
    </style:style>
    <style:style style:name="P4" style:family="paragraph" style:parent-style-name="Listenabsatz" style:list-style-name="L1"/>
    <style:style style:name="P5" style:family="paragraph" style:parent-style-name="Listenabsatz" style:list-style-name="L2"/>
    <style:style style:name="P6" style:family="paragraph" style:parent-style-name="Listenabsatz" style:list-style-name="L3"/>
    <style:style style:name="P7" style:family="paragraph" style:parent-style-name="Listenabsatz" style:list-style-name="L3">
      <style:text-properties officeooo:rsid="000b4fc0" officeooo:paragraph-rsid="000b4fc0"/>
    </style:style>
    <style:style style:name="T1" style:family="text">
      <style:text-properties style:font-name="Wingdings" style:font-name-asian="Wingdings" style:font-name-complex="Wingdings"/>
    </style:style>
    <style:style style:name="T2" style:family="text">
      <style:text-properties fo:font-size="12pt" style:font-size-asian="12pt" style:font-name-complex="Arial-BoldMT" style:font-size-complex="12pt" style:font-weight-complex="bold"/>
    </style:style>
    <style:style style:name="T3" style:family="text">
      <style:text-properties style:language-asian="de" style:country-asian="DE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usskriterien</text:p>
      <text:list xml:id="list3726564608993719670" text:style-name="L1">
        <text:list-item>
          <text:p text:style-name="P4">Webbasierte Benutzeroberfläche:</text:p>
          <text:list>
            <text:list-item>
              <text:p text:style-name="P4">Benutzerorientiert </text:p>
            </text:list-item>
            <text:list-item>
              <text:p text:style-name="P4">Modular erweiterbar</text:p>
            </text:list-item>
            <text:list-item>
              <text:p text:style-name="P4">Nutzer: Studenten</text:p>
            </text:list-item>
          </text:list>
        </text:list-item>
        <text:list-item>
          <text:p text:style-name="P4">Funktionen: </text:p>
          <text:list>
            <text:list-item>
              <text:p text:style-name="P4">Studienpläne manuell bearbeiten ( Module einfügen / löschen) ?</text:p>
            </text:list-item>
            <text:list-item>
              <text:p text:style-name="P4">Generierung <text:span text:style-name="Absatz-Standardschriftart"><text:span text:style-name="T1"></text:span></text:span> Erstellung von möglichen Studienplänen</text:p>
              <text:list>
                <text:list-item>
                  <text:p text:style-name="P4">Berücksichtigung von Constraints:</text:p>
                  <text:list>
                    <text:list-item>
                      <text:p text:style-name="P4"><text:span text:style-name="Absatz-Standardschriftart"><text:span text:style-name="T2">Unterscheidung zwischen Pflicht- und Wahlveranstaltungen</text:span></text:span></text:p>
                    </text:list-item>
                    <text:list-item>
                      <text:p text:style-name="P4"><text:span text:style-name="Absatz-Standardschriftart"><text:span text:style-name="T2">Wahl eines Vertiefungsfaches</text:span></text:span></text:p>
                    </text:list-item>
                    <text:list-item>
                      <text:p text:style-name="P4"><text:span text:style-name="Absatz-Standardschriftart"><text:span text:style-name="T2">Abhängigkeiten zwischen Modulen (Voraussetzungen, Zusammenhänge, Überschneidungen)</text:span></text:span></text:p>
                    </text:list-item>
                    <text:list-item>
                      <text:p text:style-name="P4"><text:span text:style-name="Absatz-Standardschriftart"><text:span text:style-name="T2">zur Verfügung stehende Semesteranzahl</text:span></text:span></text:p>
                    </text:list-item>
                    <text:list-item>
                      <text:p text:style-name="P4"><text:span text:style-name="Absatz-Standardschriftart"><text:span text:style-name="T2">Maximale Anzahl an ECTS pro Semester</text:span></text:span></text:p>
                    </text:list-item>
                    <text:list-item>
                      <text:p text:style-name="P4"><text:span text:style-name="Absatz-Standardschriftart"><text:span text:style-name="T2">gewünschte Module</text:span></text:span></text:p>
                    </text:list-item>
                    <text:list-item>
                      <text:p text:style-name="P4"><text:span text:style-name="Absatz-Standardschriftart"><text:span text:style-name="T2">bisheriger Studienverlauf</text:span>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Absatz-Standardschriftart"><text:span text:style-name="T2">Verifizierung von Studienplänen</text:span></text:span></text:p>
              <text:list>
                <text:list-item>
                  <text:p text:style-name="P4"><text:span text:style-name="Absatz-Standardschriftart"><text:span text:style-name="T2">Ermöglicht dieser Studienplan ein erfolgreiches Abschließen des Studiums?</text:span></text:span></text:p>
                </text:list-item>
                <text:list-item>
                  <text:p text:style-name="P4"><text:span text:style-name="Absatz-Standardschriftart"><text:span text:style-name="T2">Sind alle Constraints erfüllt?</text:span></text:span></text:p>
                </text:list-item>
              </text:list>
            </text:list-item>
            <text:list-item>
              <text:p text:style-name="P4"><text:span text:style-name="Absatz-Standardschriftart"><text:span text:style-name="T2">Berücksichtigung des bisherigen Studienverlaufs</text:span></text:span></text:p>
            </text:list-item>
          </text:list>
        </text:list-item>
        <text:list-item>
          <text:p text:style-name="P4">Gegebene Algorithmen zur Generierung und Verifizierung einbinden</text:p>
        </text:list-item>
        <text:list-item>
          <text:p text:style-name="P4">Modularität</text:p>
        </text:list-item>
        <text:list-item>
          <text:p text:style-name="P4">Objektorientierung</text:p>
        </text:list-item>
        <text:list-item>
          <text:p text:style-name="P4">Studienplan als Workflow modellieren</text:p>
          <text:list>
            <text:list-item>
              <text:p text:style-name="P4"><text:soft-page-break/>Module/Lehrveranstaltungen als Aktivitäten</text:p>
            </text:list-item>
            <text:list-item>
              <text:p text:style-name="P4">Graphische Darstellung als Workflow</text:p>
            </text:list-item>
          </text:list>
        </text:list-item>
        <text:list-item>
          <text:p text:style-name="P4">Module modellieren mit folgenden Details: Name, ECTS-Punkte, Angebot im Sommer- oder Wintersemester, Art der Veranstaltung</text:p>
        </text:list-item>
      </text:list>
      <text:p text:style-name="P1">Wunschkriterien</text:p>
      <text:list xml:id="list2976527094218560988" text:style-name="L2">
        <text:list-item>
          <text:p text:style-name="P5">Mögliches Login über S<text:span text:style-name="Absatz-Standardschriftart"><text:span text:style-name="T3">hibboleth</text:span></text:span></text:p>
          <text:list>
            <text:list-item>
              <text:p text:style-name="P5"><text:span text:style-name="Absatz-Standardschriftart"><text:span text:style-name="T3">Speichern von: Studiengang, Studienbeginn, bestandene und begonnene Prüfungsleistungen, bereits erstellte Studienpläne</text:span></text:span></text:p>
            </text:list-item>
          </text:list>
        </text:list-item>
        <text:list-item>
          <text:p text:style-name="P5">Speichern und löschen von Studienplänen</text:p>
        </text:list-item>
        <text:list-item>
          <text:p text:style-name="P5">Benennung von Studienplänen</text:p>
        </text:list-item>
        <text:list-item>
          <text:p text:style-name="P5">Duplizieren von Studienplänen</text:p>
        </text:list-item>
        <text:list-item>
          <text:p text:style-name="P5">Studienpläne exportieren</text:p>
        </text:list-item>
        <text:list-item>
          <text:p text:style-name="P5">Vergleichsansicht für 2 (mehrere?) Pläne </text:p>
        </text:list-item>
        <text:list-item>
          <text:p text:style-name="P5">Modulübersicht</text:p>
          <text:list>
            <text:list-item>
              <text:p text:style-name="P5">Module favorisieren</text:p>
            </text:list-item>
            <text:list-item>
              <text:p text:style-name="P5">Alle Module in einer Liste</text:p>
              <text:list>
                <text:list-item>
                  <text:p text:style-name="P5">Durchstöbern können</text:p>
                </text:list-item>
                <text:list-item>
                  <text:p text:style-name="P5">Suche nach Namen</text:p>
                </text:list-item>
                <text:list-item>
                  <text:p text:style-name="P5">Anklicken für Details</text:p>
                </text:list-item>
                <text:list-item>
                  <text:p text:style-name="P5">In Stundenplan ziehen können</text:p>
                </text:list-item>
              </text:list>
            </text:list-item>
            <text:list-item>
              <text:p text:style-name="P5">Filterbar mit Filtern: </text:p>
              <text:list>
                <text:list-item>
                  <text:p text:style-name="P5">Angebotenes Semester</text:p>
                </text:list-item>
                <text:list-item>
                  <text:p text:style-name="P5">Veranstaltungsart</text:p>
                </text:list-item>
                <text:list-item>
                  <text:p text:style-name="P5">Fachrichtung</text:p>
                </text:list-item>
                <text:list-item>
                  <text:p text:style-name="P5">Pflicht-/Wahlmodul</text:p>
                </text:list-item>
                <text:list-item>
                  <text:p text:style-name="P5">Kategorie?</text:p>
                </text:list-item>
              </text:list>
            </text:list-item>
          </text:list>
        </text:list-item>
        <text:list-item>
          <text:p text:style-name="P5">Rückgängig-Button bei manueller Bearbeitung des Studienplans</text:p>
        </text:list-item>
        <text:list-item>
          <text:p text:style-name="P5">Weitere Constraints</text:p>
          <text:list>
            <text:list-item>
              <text:p text:style-name="P5"><text:soft-page-break/><text:span text:style-name="Absatz-Standardschriftart"><text:span text:style-name="T2">benötigte ECTS-Punkte</text:span></text:span></text:p>
            </text:list-item>
            <text:list-item>
              <text:p text:style-name="P5"><text:span text:style-name="Absatz-Standardschriftart"><text:span text:style-name="T2">ausgeschlossene Module</text:span></text:span></text:p>
            </text:list-item>
          </text:list>
        </text:list-item>
      </text:list>
      <text:p text:style-name="P2"/>
      <text:p text:style-name="P1"/>
      <text:p text:style-name="P1">Abgrenzungskriterien</text:p>
      <text:p text:style-name="Standard"/>
      <text:list xml:id="list704425530919188178" text:style-name="L3">
        <text:list-item>
          <text:p text:style-name="P6">kein Notenportal</text:p>
        </text:list-item>
        <text:list-item>
          <text:p text:style-name="P6">keine Vernetzung zwischen Studenten</text:p>
        </text:list-item>
        <text:list-item>
          <text:p text:style-name="P6">keine Vernetzung zum Prüfungsportal</text:p>
        </text:list-item>
        <text:list-item>
          <text:p text:style-name="P7">der Nutzer kann Module nicht selbst zusammenbauen</text:p>
        </text:list-item>
        <text:list-item>
          <text:p text:style-name="P7">Vorlesungsuhrzeiten, etc sind unerhebli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-BoldMT" svg:font-family="Arial-BoldMT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Absatz-Standardschriftar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dc:description/>
    <dc:subject/>
    <meta:initial-creator>Rike</meta:initial-creator>
    <dc:creator>Ulrike </dc:creator>
    <meta:creation-date>2016-11-16T09:58:00Z</meta:creation-date>
    <dc:date>2016-11-23T10:33:02.151323719</dc:date>
    <meta:editing-cycles>14</meta:editing-cycles>
    <meta:editing-duration>P0D</meta:editing-duration>
    <meta:document-statistic meta:table-count="0" meta:image-count="0" meta:object-count="0" meta:page-count="3" meta:paragraph-count="58" meta:word-count="261" meta:character-count="1988" meta:non-whitespace-character-count="1836"/>
    <meta:template xlink:type="simple" xlink:actuate="onRequest" xlink:title="" xlink:href="Normal.dotm"/>
  </office:meta>
</office:document-meta>
</file>